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1"/>
          <table:table-cell office:value-type="string" calcext:value-type="string">
            <text:p>1st place</text:p>
          </table:table-cell>
          <table:table-cell/>
          <table:table-cell office:value-type="string" calcext:value-type="string">
            <text:p>2nd place</text:p>
          </table:table-cell>
          <table:table-cell/>
          <table:table-cell office:value-type="string" calcext:value-type="string">
            <text:p>3rd place</text:p>
          </table:table-cell>
          <table:table-cell/>
          <table:table-cell table:style-name="ce1" office:value-type="string" calcext:value-type="string">
            <text:p>MSTA* a=b=1</text:p>
          </table:table-cell>
          <table:table-cell/>
          <table:table-cell table:style-name="ce1" office:value-type="string" calcext:value-type="string">
            <text:p>MSTA* a=b=0</text:p>
          </table:table-cell>
          <table:table-cell/>
          <table:table-cell office:value-type="string" calcext:value-type="string">
            <text:p>ML-OA-C2C-RMST</text:p>
          </table:table-cell>
          <table:table-cell/>
          <table:table-cell office:value-type="string" calcext:value-type="string">
            <text:p>LOCAL 3 step</text:p>
          </table:table-cell>
          <table:table-cell/>
          <table:table-cell office:value-type="string" calcext:value-type="string">
            <text:p>Global 3 step</text:p>
          </table:table-cell>
          <table:table-cell/>
          <table:table-cell office:value-type="string" calcext:value-type="string">
            <text:p>LOCAL 2 step</text:p>
          </table:table-cell>
          <table:table-cell/>
          <table:table-cell office:value-type="string" calcext:value-type="string">
            <text:p>Global 2 step</text:p>
          </table:table-cell>
          <table:table-cell table:number-columns-repeated="1004"/>
        </table:table-row>
        <table:table-row table:style-name="ro1">
          <table:table-cell table:style-name="ce1"/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ase 1 </text:p>
          </table:table-cell>
          <table:table-cell office:value-type="float" office:value="3627" calcext:value-type="float">
            <text:p>3627</text:p>
          </table:table-cell>
          <table:table-cell office:value-type="float" office:value="0.04" calcext:value-type="float">
            <text:p>0.04</text:p>
          </table:table-cell>
          <table:table-cell office:value-type="float" office:value="3598" calcext:value-type="float">
            <text:p>3598</text:p>
          </table:table-cell>
          <table:table-cell office:value-type="float" office:value="0.05" calcext:value-type="float">
            <text:p>0.05</text:p>
          </table:table-cell>
          <table:table-cell office:value-type="float" office:value="3598" calcext:value-type="float">
            <text:p>3598</text:p>
          </table:table-cell>
          <table:table-cell office:value-type="float" office:value="0.08" calcext:value-type="float">
            <text:p>0.08</text:p>
          </table:table-cell>
          <table:table-cell office:value-type="float" office:value="3571" calcext:value-type="float">
            <text:p>3571</text:p>
          </table:table-cell>
          <table:table-cell office:value-type="float" office:value="0.09" calcext:value-type="float">
            <text:p>0.09</text:p>
          </table:table-cell>
          <table:table-cell office:value-type="float" office:value="3598" calcext:value-type="float">
            <text:p>3598</text:p>
          </table:table-cell>
          <table:table-cell office:value-type="float" office:value="0.06" calcext:value-type="float">
            <text:p>0.06</text:p>
          </table:table-cell>
          <table:table-cell office:value-type="float" office:value="3571" calcext:value-type="float">
            <text:p>3571</text:p>
          </table:table-cell>
          <table:table-cell office:value-type="float" office:value="0.03" calcext:value-type="float">
            <text:p>0.03</text:p>
          </table:table-cell>
          <table:table-cell office:value-type="float" office:value="3547" calcext:value-type="float">
            <text:p>3547</text:p>
          </table:table-cell>
          <table:table-cell office:value-type="float" office:value="0.04" calcext:value-type="float">
            <text:p>0.04</text:p>
          </table:table-cell>
          <table:table-cell office:value-type="float" office:value="3547" calcext:value-type="float">
            <text:p>3547</text:p>
          </table:table-cell>
          <table:table-cell office:value-type="float" office:value="0.072" calcext:value-type="float">
            <text:p>0.072</text:p>
          </table:table-cell>
          <table:table-cell office:value-type="float" office:value="3547" calcext:value-type="float">
            <text:p>3547</text:p>
          </table:table-cell>
          <table:table-cell office:value-type="float" office:value="0.04" calcext:value-type="float">
            <text:p>0.04</text:p>
          </table:table-cell>
          <table:table-cell office:value-type="float" office:value="3547" calcext:value-type="float">
            <text:p>3547</text:p>
          </table:table-cell>
          <table:table-cell office:value-type="float" office:value="0.074" calcext:value-type="float">
            <text:p>0.07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se 2 </text:p>
          </table:table-cell>
          <table:table-cell office:value-type="float" office:value="65409" calcext:value-type="float">
            <text:p>65409</text:p>
          </table:table-cell>
          <table:table-cell office:value-type="float" office:value="0.6" calcext:value-type="float">
            <text:p>0.6</text:p>
          </table:table-cell>
          <table:table-cell office:value-type="float" office:value="66184" calcext:value-type="float">
            <text:p>66184</text:p>
          </table:table-cell>
          <table:table-cell office:value-type="float" office:value="0.92" calcext:value-type="float">
            <text:p>0.92</text:p>
          </table:table-cell>
          <table:table-cell office:value-type="float" office:value="64725" calcext:value-type="float">
            <text:p>64725</text:p>
          </table:table-cell>
          <table:table-cell office:value-type="float" office:value="2.54" calcext:value-type="float">
            <text:p>2.54</text:p>
          </table:table-cell>
          <table:table-cell office:value-type="float" office:value="64644" calcext:value-type="float">
            <text:p>64644</text:p>
          </table:table-cell>
          <table:table-cell office:value-type="float" office:value="1.68" calcext:value-type="float">
            <text:p>1.68</text:p>
          </table:table-cell>
          <table:table-cell office:value-type="float" office:value="64816" calcext:value-type="float">
            <text:p>64816</text:p>
          </table:table-cell>
          <table:table-cell office:value-type="float" office:value="0.97" calcext:value-type="float">
            <text:p>0.97</text:p>
          </table:table-cell>
          <table:table-cell office:value-type="float" office:value="64954" calcext:value-type="float">
            <text:p>64954</text:p>
          </table:table-cell>
          <table:table-cell office:value-type="float" office:value="0.31" calcext:value-type="float">
            <text:p>0.31</text:p>
          </table:table-cell>
          <table:table-cell office:value-type="float" office:value="64618" calcext:value-type="float">
            <text:p>64618</text:p>
          </table:table-cell>
          <table:table-cell office:value-type="float" office:value="0.24" calcext:value-type="float">
            <text:p>0.24</text:p>
          </table:table-cell>
          <table:table-cell office:value-type="float" office:value="64618" calcext:value-type="float">
            <text:p>64618</text:p>
          </table:table-cell>
          <table:table-cell office:value-type="float" office:value="0.243" calcext:value-type="float">
            <text:p>0.243</text:p>
          </table:table-cell>
          <table:table-cell office:value-type="float" office:value="64618" calcext:value-type="float">
            <text:p>64618</text:p>
          </table:table-cell>
          <table:table-cell office:value-type="float" office:value="0.36" calcext:value-type="float">
            <text:p>0.36</text:p>
          </table:table-cell>
          <table:table-cell office:value-type="float" office:value="64618" calcext:value-type="float">
            <text:p>64618</text:p>
          </table:table-cell>
          <table:table-cell office:value-type="float" office:value="0.367" calcext:value-type="float">
            <text:p>0.3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se 3 </text:p>
          </table:table-cell>
          <table:table-cell office:value-type="float" office:value="737928" calcext:value-type="float">
            <text:p>737928</text:p>
          </table:table-cell>
          <table:table-cell office:value-type="float" office:value="33.46" calcext:value-type="float">
            <text:p>33.46</text:p>
          </table:table-cell>
          <table:table-cell office:value-type="float" office:value="769758" calcext:value-type="float">
            <text:p>769758</text:p>
          </table:table-cell>
          <table:table-cell office:value-type="float" office:value="25.41" calcext:value-type="float">
            <text:p>25.41</text:p>
          </table:table-cell>
          <table:table-cell office:value-type="float" office:value="733630" calcext:value-type="float">
            <text:p>733630</text:p>
          </table:table-cell>
          <table:table-cell office:value-type="float" office:value="54.6" calcext:value-type="float">
            <text:p>54.6</text:p>
          </table:table-cell>
          <table:table-cell office:value-type="float" office:value="730262" calcext:value-type="float">
            <text:p>730262</text:p>
          </table:table-cell>
          <table:table-cell office:value-type="float" office:value="55.89" calcext:value-type="float">
            <text:p>55.89</text:p>
          </table:table-cell>
          <table:table-cell office:value-type="float" office:value="731047" calcext:value-type="float">
            <text:p>731047</text:p>
          </table:table-cell>
          <table:table-cell office:value-type="float" office:value="40.01" calcext:value-type="float">
            <text:p>40.01</text:p>
          </table:table-cell>
          <table:table-cell office:value-type="float" office:value="734081" calcext:value-type="float">
            <text:p>734081</text:p>
          </table:table-cell>
          <table:table-cell office:value-type="float" office:value="9.77" calcext:value-type="float">
            <text:p>9.77</text:p>
          </table:table-cell>
          <table:table-cell office:value-type="float" office:value="729646" calcext:value-type="float">
            <text:p>729646</text:p>
          </table:table-cell>
          <table:table-cell office:value-type="float" office:value="8.211" calcext:value-type="float">
            <text:p>8.211</text:p>
          </table:table-cell>
          <table:table-cell office:value-type="float" office:value="728650" calcext:value-type="float">
            <text:p>728650</text:p>
          </table:table-cell>
          <table:table-cell office:value-type="float" office:value="17.573" calcext:value-type="float">
            <text:p>17.573</text:p>
          </table:table-cell>
          <table:table-cell office:value-type="float" office:value="729646" calcext:value-type="float">
            <text:p>729646</text:p>
          </table:table-cell>
          <table:table-cell office:value-type="float" office:value="13.246" calcext:value-type="float">
            <text:p>13.246</text:p>
          </table:table-cell>
          <table:table-cell office:value-type="float" office:value="728650" calcext:value-type="float">
            <text:p>728650</text:p>
          </table:table-cell>
          <table:table-cell office:value-type="float" office:value="25.747" calcext:value-type="float">
            <text:p>25.7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se A </text:p>
          </table:table-cell>
          <table:table-cell office:value-type="float" office:value="1262466" calcext:value-type="float">
            <text:p>1262466</text:p>
          </table:table-cell>
          <table:table-cell office:value-type="float" office:value="38.31" calcext:value-type="float">
            <text:p>38.31</text:p>
          </table:table-cell>
          <table:table-cell office:value-type="float" office:value="1281961" calcext:value-type="float">
            <text:p>1281961</text:p>
          </table:table-cell>
          <table:table-cell office:value-type="float" office:value="23.79" calcext:value-type="float">
            <text:p>23.79</text:p>
          </table:table-cell>
          <table:table-cell office:value-type="float" office:value="1261068" calcext:value-type="float">
            <text:p>1261068</text:p>
          </table:table-cell>
          <table:table-cell office:value-type="float" office:value="51.27" calcext:value-type="float">
            <text:p>51.27</text:p>
          </table:table-cell>
          <table:table-cell office:value-type="float" office:value="1258068" calcext:value-type="float">
            <text:p>1258068</text:p>
          </table:table-cell>
          <table:table-cell office:value-type="float" office:value="33.53" calcext:value-type="float">
            <text:p>33.53</text:p>
          </table:table-cell>
          <table:table-cell office:value-type="float" office:value="1259020" calcext:value-type="float">
            <text:p>1259020</text:p>
          </table:table-cell>
          <table:table-cell office:value-type="float" office:value="23.51" calcext:value-type="float">
            <text:p>23.51</text:p>
          </table:table-cell>
          <table:table-cell office:value-type="float" office:value="1259918" calcext:value-type="float">
            <text:p>1259918</text:p>
          </table:table-cell>
          <table:table-cell office:value-type="float" office:value="10.61" calcext:value-type="float">
            <text:p>10.61</text:p>
          </table:table-cell>
          <table:table-cell office:value-type="float" office:value="1257530" calcext:value-type="float">
            <text:p>1257530</text:p>
          </table:table-cell>
          <table:table-cell office:value-type="float" office:value="7.939" calcext:value-type="float">
            <text:p>7.939</text:p>
          </table:table-cell>
          <table:table-cell office:value-type="float" office:value="1257428" calcext:value-type="float">
            <text:p>1257428</text:p>
          </table:table-cell>
          <table:table-cell office:value-type="float" office:value="18.446" calcext:value-type="float">
            <text:p>18.446</text:p>
          </table:table-cell>
          <table:table-cell office:value-type="float" office:value="1257530" calcext:value-type="float">
            <text:p>1257530</text:p>
          </table:table-cell>
          <table:table-cell office:value-type="float" office:value="10.631" calcext:value-type="float">
            <text:p>10.631</text:p>
          </table:table-cell>
          <table:table-cell office:value-type="float" office:value="1257428" calcext:value-type="float">
            <text:p>1257428</text:p>
          </table:table-cell>
          <table:table-cell office:value-type="float" office:value="21.304" calcext:value-type="float">
            <text:p>21.30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se 4 </text:p>
          </table:table-cell>
          <table:table-cell office:value-type="float" office:value="9998" calcext:value-type="float">
            <text:p>9998</text:p>
          </table:table-cell>
          <table:table-cell office:value-type="float" office:value="0.05" calcext:value-type="float">
            <text:p>0.05</text:p>
          </table:table-cell>
          <table:table-cell office:value-type="float" office:value="9729" calcext:value-type="float">
            <text:p>9729</text:p>
          </table:table-cell>
          <table:table-cell office:value-type="float" office:value="0.07" calcext:value-type="float">
            <text:p>0.07</text:p>
          </table:table-cell>
          <table:table-cell office:value-type="float" office:value="10423" calcext:value-type="float">
            <text:p>10423</text:p>
          </table:table-cell>
          <table:table-cell office:value-type="float" office:value="0.06" calcext:value-type="float">
            <text:p>0.06</text:p>
          </table:table-cell>
          <table:table-cell office:value-type="float" office:value="9622" calcext:value-type="float">
            <text:p>9622</text:p>
          </table:table-cell>
          <table:table-cell office:value-type="float" office:value="0.1" calcext:value-type="float">
            <text:p>0.1</text:p>
          </table:table-cell>
          <table:table-cell office:value-type="float" office:value="10421" calcext:value-type="float">
            <text:p>10421</text:p>
          </table:table-cell>
          <table:table-cell office:value-type="float" office:value="0.05" calcext:value-type="float">
            <text:p>0.05</text:p>
          </table:table-cell>
          <table:table-cell office:value-type="float" office:value="9711" calcext:value-type="float">
            <text:p>9711</text:p>
          </table:table-cell>
          <table:table-cell office:value-type="float" office:value="0.04" calcext:value-type="float">
            <text:p>0.04</text:p>
          </table:table-cell>
          <table:table-cell office:value-type="float" office:value="9639" calcext:value-type="float">
            <text:p>9639</text:p>
          </table:table-cell>
          <table:table-cell office:value-type="float" office:value="0.059" calcext:value-type="float">
            <text:p>0.059</text:p>
          </table:table-cell>
          <table:table-cell office:value-type="float" office:value="9639" calcext:value-type="float">
            <text:p>9639</text:p>
          </table:table-cell>
          <table:table-cell office:value-type="float" office:value="0.103" calcext:value-type="float">
            <text:p>0.103</text:p>
          </table:table-cell>
          <table:table-cell office:value-type="float" office:value="9639" calcext:value-type="float">
            <text:p>9639</text:p>
          </table:table-cell>
          <table:table-cell office:value-type="float" office:value="0.064" calcext:value-type="float">
            <text:p>0.064</text:p>
          </table:table-cell>
          <table:table-cell office:value-type="float" office:value="9639" calcext:value-type="float">
            <text:p>9639</text:p>
          </table:table-cell>
          <table:table-cell office:value-type="float" office:value="0.104" calcext:value-type="float">
            <text:p>0.10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se 5 </text:p>
          </table:table-cell>
          <table:table-cell office:value-type="float" office:value="21171" calcext:value-type="float">
            <text:p>21171</text:p>
          </table:table-cell>
          <table:table-cell office:value-type="float" office:value="0.6" calcext:value-type="float">
            <text:p>0.6</text:p>
          </table:table-cell>
          <table:table-cell office:value-type="float" office:value="21919" calcext:value-type="float">
            <text:p>21919</text:p>
          </table:table-cell>
          <table:table-cell office:value-type="float" office:value="0.86" calcext:value-type="float">
            <text:p>0.86</text:p>
          </table:table-cell>
          <table:table-cell office:value-type="float" office:value="20757" calcext:value-type="float">
            <text:p>20757</text:p>
          </table:table-cell>
          <table:table-cell office:value-type="float" office:value="2.87" calcext:value-type="float">
            <text:p>2.87</text:p>
          </table:table-cell>
          <table:table-cell office:value-type="float" office:value="20285" calcext:value-type="float">
            <text:p>20285</text:p>
          </table:table-cell>
          <table:table-cell office:value-type="float" office:value="1.88" calcext:value-type="float">
            <text:p>1.88</text:p>
          </table:table-cell>
          <table:table-cell office:value-type="float" office:value="20536" calcext:value-type="float">
            <text:p>20536</text:p>
          </table:table-cell>
          <table:table-cell office:value-type="float" office:value="1.16" calcext:value-type="float">
            <text:p>1.16</text:p>
          </table:table-cell>
          <table:table-cell office:value-type="float" office:value="20695" calcext:value-type="float">
            <text:p>20695</text:p>
          </table:table-cell>
          <table:table-cell office:value-type="float" office:value="0.35" calcext:value-type="float">
            <text:p>0.35</text:p>
          </table:table-cell>
          <table:table-cell office:value-type="float" office:value="20514" calcext:value-type="float">
            <text:p>20514</text:p>
          </table:table-cell>
          <table:table-cell office:value-type="float" office:value="0.268" calcext:value-type="float">
            <text:p>0.268</text:p>
          </table:table-cell>
          <table:table-cell office:value-type="float" office:value="20514" calcext:value-type="float">
            <text:p>20514</text:p>
          </table:table-cell>
          <table:table-cell office:value-type="float" office:value="0.299" calcext:value-type="float">
            <text:p>0.299</text:p>
          </table:table-cell>
          <table:table-cell office:value-type="float" office:value="20514" calcext:value-type="float">
            <text:p>20514</text:p>
          </table:table-cell>
          <table:table-cell office:value-type="float" office:value="0.421" calcext:value-type="float">
            <text:p>0.421</text:p>
          </table:table-cell>
          <table:table-cell office:value-type="float" office:value="20514" calcext:value-type="float">
            <text:p>20514</text:p>
          </table:table-cell>
          <table:table-cell office:value-type="float" office:value="0.454" calcext:value-type="float">
            <text:p>0.45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se 6 </text:p>
          </table:table-cell>
          <table:table-cell office:value-type="float" office:value="1542681" calcext:value-type="float">
            <text:p>1542681</text:p>
          </table:table-cell>
          <table:table-cell office:value-type="float" office:value="54.16" calcext:value-type="float">
            <text:p>54.16</text:p>
          </table:table-cell>
          <table:table-cell office:value-type="float" office:value="1582295" calcext:value-type="float">
            <text:p>1582295</text:p>
          </table:table-cell>
          <table:table-cell office:value-type="float" office:value="37.68" calcext:value-type="float">
            <text:p>37.68</text:p>
          </table:table-cell>
          <table:table-cell office:value-type="float" office:value="1541891" calcext:value-type="float">
            <text:p>1541891</text:p>
          </table:table-cell>
          <table:table-cell office:value-type="float" office:value="42.98" calcext:value-type="float">
            <text:p>42.98</text:p>
          </table:table-cell>
          <table:table-cell office:value-type="float" office:value="1534896" calcext:value-type="float">
            <text:p>1534896</text:p>
          </table:table-cell>
          <table:table-cell office:value-type="float" office:value="26.73" calcext:value-type="float">
            <text:p>26.73</text:p>
          </table:table-cell>
          <table:table-cell office:value-type="float" office:value="1538632" calcext:value-type="float">
            <text:p>1538632</text:p>
          </table:table-cell>
          <table:table-cell office:value-type="float" office:value="19.01" calcext:value-type="float">
            <text:p>19.01</text:p>
          </table:table-cell>
          <table:table-cell office:value-type="float" office:value="1537338" calcext:value-type="float">
            <text:p>1537338</text:p>
          </table:table-cell>
          <table:table-cell office:value-type="float" office:value="14.71" calcext:value-type="float">
            <text:p>14.71</text:p>
          </table:table-cell>
          <table:table-cell office:value-type="float" office:value="1533323" calcext:value-type="float">
            <text:p>1533323</text:p>
          </table:table-cell>
          <table:table-cell office:value-type="float" office:value="8.773" calcext:value-type="float">
            <text:p>8.773</text:p>
          </table:table-cell>
          <table:table-cell office:value-type="float" office:value="1533323" calcext:value-type="float">
            <text:p>1533323</text:p>
          </table:table-cell>
          <table:table-cell office:value-type="float" office:value="13.278" calcext:value-type="float">
            <text:p>13.278</text:p>
          </table:table-cell>
          <table:table-cell office:value-type="float" office:value="1533323" calcext:value-type="float">
            <text:p>1533323</text:p>
          </table:table-cell>
          <table:table-cell office:value-type="float" office:value="13.181" calcext:value-type="float">
            <text:p>13.181</text:p>
          </table:table-cell>
          <table:table-cell office:value-type="float" office:value="1533323" calcext:value-type="float">
            <text:p>1533323</text:p>
          </table:table-cell>
          <table:table-cell office:value-type="float" office:value="17.819" calcext:value-type="float">
            <text:p>17.81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se B </text:p>
          </table:table-cell>
          <table:table-cell office:value-type="float" office:value="5326864" calcext:value-type="float">
            <text:p>5326864</text:p>
          </table:table-cell>
          <table:table-cell office:value-type="float" office:value="54.17" calcext:value-type="float">
            <text:p>54.17</text:p>
          </table:table-cell>
          <table:table-cell office:value-type="float" office:value="5335452" calcext:value-type="float">
            <text:p>5335452</text:p>
          </table:table-cell>
          <table:table-cell office:value-type="float" office:value="40.41" calcext:value-type="float">
            <text:p>40.41</text:p>
          </table:table-cell>
          <table:table-cell office:value-type="float" office:value="5324583" calcext:value-type="float">
            <text:p>5324583</text:p>
          </table:table-cell>
          <table:table-cell office:value-type="float" office:value="34.1" calcext:value-type="float">
            <text:p>34.1</text:p>
          </table:table-cell>
          <table:table-cell office:value-type="float" office:value="5312990" calcext:value-type="float">
            <text:p>5312990</text:p>
          </table:table-cell>
          <table:table-cell office:value-type="float" office:value="22.96" calcext:value-type="float">
            <text:p>22.96</text:p>
          </table:table-cell>
          <table:table-cell office:value-type="float" office:value="5347929" calcext:value-type="float">
            <text:p>5347929</text:p>
          </table:table-cell>
          <table:table-cell office:value-type="float" office:value="15.46" calcext:value-type="float">
            <text:p>15.46</text:p>
          </table:table-cell>
          <table:table-cell office:value-type="float" office:value="5314656" calcext:value-type="float">
            <text:p>5314656</text:p>
          </table:table-cell>
          <table:table-cell office:value-type="float" office:value="15.21" calcext:value-type="float">
            <text:p>15.21</text:p>
          </table:table-cell>
          <table:table-cell office:value-type="float" office:value="5311440" calcext:value-type="float">
            <text:p>5311440</text:p>
          </table:table-cell>
          <table:table-cell office:value-type="float" office:value="8.199" calcext:value-type="float">
            <text:p>8.199</text:p>
          </table:table-cell>
          <table:table-cell office:value-type="float" office:value="5311440" calcext:value-type="float">
            <text:p>5311440</text:p>
          </table:table-cell>
          <table:table-cell office:value-type="float" office:value="14.904" calcext:value-type="float">
            <text:p>14.904</text:p>
          </table:table-cell>
          <table:table-cell office:value-type="float" office:value="5311440" calcext:value-type="float">
            <text:p>5311440</text:p>
          </table:table-cell>
          <table:table-cell office:value-type="float" office:value="8.547" calcext:value-type="float">
            <text:p>8.547</text:p>
          </table:table-cell>
          <table:table-cell office:value-type="float" office:value="5311440" calcext:value-type="float">
            <text:p>5311440</text:p>
          </table:table-cell>
          <table:table-cell office:value-type="float" office:value="14.723" calcext:value-type="float">
            <text:p>14.723</text:p>
          </table:table-cell>
          <table:table-cell table:number-columns-repeated="1003"/>
        </table:table-row>
        <table:table-row table:style-name="ro1">
          <table:table-cell table:style-name="ce3"/>
          <table:table-cell table:style-name="ce3" table:formula="of:=AVERAGE([.B3:.B10])/AVERAGE([.$P$3:.$P$10])" office:value-type="float" office:value="1.0045900179401" calcext:value-type="float">
            <text:p>1.00</text:p>
          </table:table-cell>
          <table:table-cell table:style-name="ce3" table:formula="of:=AVERAGE([.C3:.C10])/AVERAGE([.$Q$3:.$Q$10])" office:value-type="float" office:value="2.79414030007086" calcext:value-type="float">
            <text:p>2.79</text:p>
          </table:table-cell>
          <table:table-cell table:style-name="ce3" table:formula="of:=AVERAGE([.D3:.D10])/AVERAGE([.$P$3:.$P$10])" office:value-type="float" office:value="1.01587349939675" calcext:value-type="float">
            <text:p>1.02</text:p>
          </table:table-cell>
          <table:table-cell table:style-name="ce3" table:formula="of:=AVERAGE([.E3:.E10])/AVERAGE([.$Q$3:.$Q$10])" office:value-type="float" office:value="1.99004898487322" calcext:value-type="float">
            <text:p>1.99</text:p>
          </table:table-cell>
          <table:table-cell table:style-name="ce3" table:formula="of:=AVERAGE([.F3:.F10])/AVERAGE([.$P$3:.$P$10])" office:value-type="float" office:value="1.00352955972673" calcext:value-type="float">
            <text:p>1.00</text:p>
          </table:table-cell>
          <table:table-cell table:style-name="ce3" table:formula="of:=AVERAGE([.G3:.G10])/AVERAGE([.$Q$3:.$Q$10])" office:value-type="float" office:value="2.90366308265812" calcext:value-type="float">
            <text:p>2.90</text:p>
          </table:table-cell>
          <table:table-cell table:style-name="ce3" table:formula="of:=AVERAGE([.H3:.H10])/AVERAGE([.$P$3:.$P$10])" office:value-type="float" office:value="1.00058000983071" calcext:value-type="float">
            <text:p>1.00</text:p>
          </table:table-cell>
          <table:table-cell table:style-name="ce3" table:formula="of:=AVERAGE([.I3:.I10])/AVERAGE([.$Q$3:.$Q$10])" office:value-type="float" office:value="2.20062232354663" calcext:value-type="float">
            <text:p>2.20</text:p>
          </table:table-cell>
          <table:table-cell table:style-name="ce3" table:formula="of:=AVERAGE([.J3:.J10])/AVERAGE([.$P$3:.$P$10])" office:value-type="float" office:value="1.00524573478869" calcext:value-type="float">
            <text:p>1.01</text:p>
          </table:table-cell>
          <table:table-cell table:style-name="ce3" table:formula="of:=AVERAGE([.K3:.K10])/AVERAGE([.$Q$3:.$Q$10])" office:value-type="float" office:value="1.54394774946856" calcext:value-type="float">
            <text:p>1.54</text:p>
          </table:table-cell>
          <table:table-cell table:style-name="ce3" table:formula="of:=AVERAGE([.L3:.L10])/AVERAGE([.$P$3:.$P$10])" office:value-type="float" office:value="1.00176556381178" calcext:value-type="float">
            <text:p>1.00</text:p>
          </table:table-cell>
          <table:table-cell table:style-name="ce3" table:formula="of:=AVERAGE([.M3:.M10])/AVERAGE([.$Q$3:.$Q$10])" office:value-type="float" office:value="0.786068578822514" calcext:value-type="float">
            <text:p>0.79</text:p>
          </table:table-cell>
          <table:table-cell table:style-name="ce3" table:formula="of:=AVERAGE([.N3:.N10])/AVERAGE([.$P$3:.$P$10])" office:value-type="float" office:value="1.00012296790773" calcext:value-type="float">
            <text:p>1.00</text:p>
          </table:table-cell>
          <table:table-cell table:style-name="ce3" table:formula="of:=AVERAGE([.O3:.O10])/AVERAGE([.$Q$3:.$Q$10])" office:value-type="float" office:value="0.519563141193506" calcext:value-type="float">
            <text:p>0.52</text:p>
          </table:table-cell>
          <table:table-cell table:style-name="ce3" table:formula="of:=AVERAGE([.P3:.P10])/AVERAGE([.$P$3:.$P$10])" office:value-type="float" office:value="1" calcext:value-type="float">
            <text:p>1.00</text:p>
          </table:table-cell>
          <table:table-cell table:style-name="ce3" table:formula="of:=AVERAGE([.Q3:.Q10])/AVERAGE([.$Q$3:.$Q$10])" office:value-type="float" office:value="1" calcext:value-type="float">
            <text:p>1.00</text:p>
          </table:table-cell>
          <table:table-cell table:style-name="ce3" table:formula="of:=AVERAGE([.R3:.R10])/AVERAGE([.$P$3:.$P$10])" office:value-type="float" office:value="1.00012296790773" calcext:value-type="float">
            <text:p>1.00</text:p>
          </table:table-cell>
          <table:table-cell table:style-name="ce3" table:formula="of:=AVERAGE([.S3:.S10])/AVERAGE([.$Q$3:.$Q$10])" office:value-type="float" office:value="0.716134200067778" calcext:value-type="float">
            <text:p>0.72</text:p>
          </table:table-cell>
          <table:table-cell table:style-name="ce3" table:formula="of:=AVERAGE([.T3:.T10])/AVERAGE([.$P$3:.$P$10])" office:value-type="float" office:value="1" calcext:value-type="float">
            <text:p>1.00</text:p>
          </table:table-cell>
          <table:table-cell table:style-name="ce3" table:formula="of:=AVERAGE([.U3:.U10])/AVERAGE([.$Q$3:.$Q$10])" office:value-type="float" office:value="1.24144305123386" calcext:value-type="float">
            <text:p>1.24</text:p>
          </table:table-cell>
          <table:table-cell table:style-name="ce3" table:number-columns-repeated="1003"/>
        </table:table-row>
        <table:table-row table:style-name="ro1">
          <table:table-cell table:style-name="ce3"/>
          <table:table-cell table:style-name="ce3" table:formula="of:=AVERAGE([.B14:.B21])" office:value-type="float" office:value="1.01622670141947" calcext:value-type="float">
            <text:p>1.02</text:p>
          </table:table-cell>
          <table:table-cell table:style-name="ce3" table:formula="of:=AVERAGE([.C14:.C21])" office:value-type="float" office:value="2.15140873737054" calcext:value-type="float">
            <text:p>2.15</text:p>
          </table:table-cell>
          <table:table-cell table:style-name="ce3" table:formula="of:=AVERAGE([.D14:.D21])" office:value-type="float" office:value="1.02860329590755" calcext:value-type="float">
            <text:p>1.03</text:p>
          </table:table-cell>
          <table:table-cell table:style-name="ce3" table:formula="of:=AVERAGE([.E14:.E21])" office:value-type="float" office:value="2.04014083621061" calcext:value-type="float">
            <text:p>2.04</text:p>
          </table:table-cell>
          <table:table-cell table:style-name="ce3" table:formula="of:=AVERAGE([.F14:.F21])" office:value-type="float" office:value="1.01587596616126" calcext:value-type="float">
            <text:p>1.02</text:p>
          </table:table-cell>
          <table:table-cell table:style-name="ce3" table:formula="of:=AVERAGE([.G14:.G21])" office:value-type="float" office:value="4.14454821663665" calcext:value-type="float">
            <text:p>4.14</text:p>
          </table:table-cell>
          <table:table-cell table:style-name="ce3" table:formula="of:=AVERAGE([.H14:.H21])" office:value-type="float" office:value="0.999785106849036" calcext:value-type="float">
            <text:p>1.00</text:p>
          </table:table-cell>
          <table:table-cell table:style-name="ce3" table:formula="of:=AVERAGE([.I14:.I21])" office:value-type="float" office:value="2.99673692599529" calcext:value-type="float">
            <text:p>3.00</text:p>
          </table:table-cell>
          <table:table-cell table:style-name="ce3" table:formula="of:=AVERAGE([.J14:.J21])" office:value-type="float" office:value="1.01431646505624" calcext:value-type="float">
            <text:p>1.01</text:p>
          </table:table-cell>
          <table:table-cell table:style-name="ce3" table:formula="of:=AVERAGE([.K14:.K21])" office:value-type="float" office:value="1.9013068369493" calcext:value-type="float">
            <text:p>1.90</text:p>
          </table:table-cell>
          <table:table-cell table:style-name="ce3" table:formula="of:=AVERAGE([.L14:.L21])" office:value-type="float" office:value="1.0051145865119" calcext:value-type="float">
            <text:p>1.01</text:p>
          </table:table-cell>
          <table:table-cell table:style-name="ce3" table:formula="of:=AVERAGE([.M14:.M21])" office:value-type="float" office:value="0.813855358663612" calcext:value-type="float">
            <text:p>0.81</text:p>
          </table:table-cell>
          <table:table-cell table:style-name="ce3" table:formula="of:=AVERAGE([.N14:.N21])" office:value-type="float" office:value="1.00018100367202" calcext:value-type="float">
            <text:p>1.00</text:p>
          </table:table-cell>
          <table:table-cell table:style-name="ce3" table:formula="of:=AVERAGE([.O14:.O21])" office:value-type="float" office:value="0.640103317273325" calcext:value-type="float">
            <text:p>0.64</text:p>
          </table:table-cell>
          <table:table-cell table:style-name="ce3" table:formula="of:=AVERAGE([.P14:.P21])" office:value-type="float" office:value="1" calcext:value-type="float">
            <text:p>1.00</text:p>
          </table:table-cell>
          <table:table-cell table:style-name="ce3" table:formula="of:=AVERAGE([.Q14:.Q21])" office:value-type="float" office:value="1" calcext:value-type="float">
            <text:p>1.00</text:p>
          </table:table-cell>
          <table:table-cell table:style-name="ce3" table:formula="of:=AVERAGE([.R14:.R21])" office:value-type="float" office:value="1.00018100367202" calcext:value-type="float">
            <text:p>1.00</text:p>
          </table:table-cell>
          <table:table-cell table:style-name="ce3" table:formula="of:=AVERAGE([.S14:.S21])" office:value-type="float" office:value="0.870336101045682" calcext:value-type="float">
            <text:p>0.87</text:p>
          </table:table-cell>
          <table:table-cell table:style-name="ce3" table:formula="of:=AVERAGE([.T14:.T21])" office:value-type="float" office:value="1" calcext:value-type="float">
            <text:p>1.00</text:p>
          </table:table-cell>
          <table:table-cell table:style-name="ce3" table:formula="of:=AVERAGE([.U14:.U21])" office:value-type="float" office:value="1.25201290617518" calcext:value-type="float">
            <text:p>1.25</text:p>
          </table:table-cell>
          <table:table-cell table:style-name="ce3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se 1 </text:p>
          </table:table-cell>
          <table:table-cell table:formula="of:=[.B3]/[.$P3]" office:value-type="float" office:value="1.02255427121511" calcext:value-type="float">
            <text:p>1.02255427121511</text:p>
          </table:table-cell>
          <table:table-cell table:formula="of:=[.C3]/[.$Q3]" office:value-type="float" office:value="0.555555555555555" calcext:value-type="float">
            <text:p>0.555555555555555</text:p>
          </table:table-cell>
          <table:table-cell table:formula="of:=[.D3]/[.$P3]" office:value-type="float" office:value="1.01437834789963" calcext:value-type="float">
            <text:p>1.01437834789963</text:p>
          </table:table-cell>
          <table:table-cell table:formula="of:=[.E3]/[.$Q3]" office:value-type="float" office:value="0.694444444444444" calcext:value-type="float">
            <text:p>0.694444444444444</text:p>
          </table:table-cell>
          <table:table-cell table:formula="of:=[.F3]/[.$P3]" office:value-type="float" office:value="1.01437834789963" calcext:value-type="float">
            <text:p>1.01437834789963</text:p>
          </table:table-cell>
          <table:table-cell table:formula="of:=[.G3]/[.$Q3]" office:value-type="float" office:value="1.11111111111111" calcext:value-type="float">
            <text:p>1.11111111111111</text:p>
          </table:table-cell>
          <table:table-cell table:formula="of:=[.H3]/[.$P3]" office:value-type="float" office:value="1.00676628136453" calcext:value-type="float">
            <text:p>1.00676628136453</text:p>
          </table:table-cell>
          <table:table-cell table:formula="of:=[.I3]/[.$Q3]" office:value-type="float" office:value="1.25" calcext:value-type="float">
            <text:p>1.25</text:p>
          </table:table-cell>
          <table:table-cell table:formula="of:=[.J3]/[.$P3]" office:value-type="float" office:value="1.01437834789963" calcext:value-type="float">
            <text:p>1.01437834789963</text:p>
          </table:table-cell>
          <table:table-cell table:formula="of:=[.K3]/[.$Q3]" office:value-type="float" office:value="0.833333333333333" calcext:value-type="float">
            <text:p>0.833333333333333</text:p>
          </table:table-cell>
          <table:table-cell table:formula="of:=[.L3]/[.$P3]" office:value-type="float" office:value="1.00676628136453" calcext:value-type="float">
            <text:p>1.00676628136453</text:p>
          </table:table-cell>
          <table:table-cell table:formula="of:=[.M3]/[.$Q3]" office:value-type="float" office:value="0.416666666666667" calcext:value-type="float">
            <text:p>0.416666666666667</text:p>
          </table:table-cell>
          <table:table-cell table:formula="of:=[.N3]/[.$P3]" office:value-type="float" office:value="1" calcext:value-type="float">
            <text:p>1</text:p>
          </table:table-cell>
          <table:table-cell table:formula="of:=[.O3]/[.$Q3]" office:value-type="float" office:value="0.555555555555555" calcext:value-type="float">
            <text:p>0.555555555555555</text:p>
          </table:table-cell>
          <table:table-cell table:formula="of:=[.P3]/[.$P3]" office:value-type="float" office:value="1" calcext:value-type="float">
            <text:p>1</text:p>
          </table:table-cell>
          <table:table-cell table:formula="of:=[.Q3]/[.$Q3]" office:value-type="float" office:value="1" calcext:value-type="float">
            <text:p>1</text:p>
          </table:table-cell>
          <table:table-cell table:formula="of:=[.R3]/[.$P3]" office:value-type="float" office:value="1" calcext:value-type="float">
            <text:p>1</text:p>
          </table:table-cell>
          <table:table-cell table:formula="of:=[.S3]/[.$Q3]" office:value-type="float" office:value="0.555555555555555" calcext:value-type="float">
            <text:p>0.555555555555555</text:p>
          </table:table-cell>
          <table:table-cell table:formula="of:=[.T3]/[.$P3]" office:value-type="float" office:value="1" calcext:value-type="float">
            <text:p>1</text:p>
          </table:table-cell>
          <table:table-cell table:formula="of:=[.U3]/[.$Q3]" office:value-type="float" office:value="1.02777777777778" calcext:value-type="float">
            <text:p>1.027777777777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se 2 </text:p>
          </table:table-cell>
          <table:table-cell table:formula="of:=[.B4]/[.$P4]" office:value-type="float" office:value="1.01224117119069" calcext:value-type="float">
            <text:p>1.01224117119069</text:p>
          </table:table-cell>
          <table:table-cell table:formula="of:=[.C4]/[.$Q4]" office:value-type="float" office:value="2.46913580246914" calcext:value-type="float">
            <text:p>2.46913580246914</text:p>
          </table:table-cell>
          <table:table-cell table:formula="of:=[.D4]/[.$P4]" office:value-type="float" office:value="1.02423473335603" calcext:value-type="float">
            <text:p>1.02423473335603</text:p>
          </table:table-cell>
          <table:table-cell table:formula="of:=[.E4]/[.$Q4]" office:value-type="float" office:value="3.78600823045267" calcext:value-type="float">
            <text:p>3.78600823045267</text:p>
          </table:table-cell>
          <table:table-cell table:formula="of:=[.F4]/[.$P4]" office:value-type="float" office:value="1.00165588535702" calcext:value-type="float">
            <text:p>1.00165588535702</text:p>
          </table:table-cell>
          <table:table-cell table:formula="of:=[.G4]/[.$Q4]" office:value-type="float" office:value="10.4526748971193" calcext:value-type="float">
            <text:p>10.4526748971193</text:p>
          </table:table-cell>
          <table:table-cell table:formula="of:=[.H4]/[.$P4]" office:value-type="float" office:value="1.00040236466619" calcext:value-type="float">
            <text:p>1.00040236466619</text:p>
          </table:table-cell>
          <table:table-cell table:formula="of:=[.I4]/[.$Q4]" office:value-type="float" office:value="6.91358024691358" calcext:value-type="float">
            <text:p>6.91358024691358</text:p>
          </table:table-cell>
          <table:table-cell table:formula="of:=[.J4]/[.$P4]" office:value-type="float" office:value="1.00306416168869" calcext:value-type="float">
            <text:p>1.00306416168869</text:p>
          </table:table-cell>
          <table:table-cell table:formula="of:=[.K4]/[.$Q4]" office:value-type="float" office:value="3.9917695473251" calcext:value-type="float">
            <text:p>3.9917695473251</text:p>
          </table:table-cell>
          <table:table-cell table:formula="of:=[.L4]/[.$P4]" office:value-type="float" office:value="1.00519978953233" calcext:value-type="float">
            <text:p>1.00519978953233</text:p>
          </table:table-cell>
          <table:table-cell table:formula="of:=[.M4]/[.$Q4]" office:value-type="float" office:value="1.27572016460905" calcext:value-type="float">
            <text:p>1.27572016460905</text:p>
          </table:table-cell>
          <table:table-cell table:formula="of:=[.N4]/[.$P4]" office:value-type="float" office:value="1" calcext:value-type="float">
            <text:p>1</text:p>
          </table:table-cell>
          <table:table-cell table:formula="of:=[.O4]/[.$Q4]" office:value-type="float" office:value="0.987654320987654" calcext:value-type="float">
            <text:p>0.987654320987654</text:p>
          </table:table-cell>
          <table:table-cell table:formula="of:=[.P4]/[.$P4]" office:value-type="float" office:value="1" calcext:value-type="float">
            <text:p>1</text:p>
          </table:table-cell>
          <table:table-cell table:formula="of:=[.Q4]/[.$Q4]" office:value-type="float" office:value="1" calcext:value-type="float">
            <text:p>1</text:p>
          </table:table-cell>
          <table:table-cell table:formula="of:=[.R4]/[.$P4]" office:value-type="float" office:value="1" calcext:value-type="float">
            <text:p>1</text:p>
          </table:table-cell>
          <table:table-cell table:formula="of:=[.S4]/[.$Q4]" office:value-type="float" office:value="1.48148148148148" calcext:value-type="float">
            <text:p>1.48148148148148</text:p>
          </table:table-cell>
          <table:table-cell table:formula="of:=[.T4]/[.$P4]" office:value-type="float" office:value="1" calcext:value-type="float">
            <text:p>1</text:p>
          </table:table-cell>
          <table:table-cell table:formula="of:=[.U4]/[.$Q4]" office:value-type="float" office:value="1.51028806584362" calcext:value-type="float">
            <text:p>1.510288065843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se 3 </text:p>
          </table:table-cell>
          <table:table-cell table:formula="of:=[.B5]/[.$P5]" office:value-type="float" office:value="1.01273313662252" calcext:value-type="float">
            <text:p>1.01273313662252</text:p>
          </table:table-cell>
          <table:table-cell table:formula="of:=[.C5]/[.$Q5]" office:value-type="float" office:value="1.90405736072384" calcext:value-type="float">
            <text:p>1.90405736072384</text:p>
          </table:table-cell>
          <table:table-cell table:formula="of:=[.D5]/[.$P5]" office:value-type="float" office:value="1.05641666094833" calcext:value-type="float">
            <text:p>1.05641666094833</text:p>
          </table:table-cell>
          <table:table-cell table:formula="of:=[.E5]/[.$Q5]" office:value-type="float" office:value="1.44596824674216" calcext:value-type="float">
            <text:p>1.44596824674216</text:p>
          </table:table-cell>
          <table:table-cell table:formula="of:=[.F5]/[.$P5]" office:value-type="float" office:value="1.00683455705757" calcext:value-type="float">
            <text:p>1.00683455705757</text:p>
          </table:table-cell>
          <table:table-cell table:formula="of:=[.G5]/[.$Q5]" office:value-type="float" office:value="3.10703920787572" calcext:value-type="float">
            <text:p>3.10703920787572</text:p>
          </table:table-cell>
          <table:table-cell table:formula="of:=[.H5]/[.$P5]" office:value-type="float" office:value="1.00221231043711" calcext:value-type="float">
            <text:p>1.00221231043711</text:p>
          </table:table-cell>
          <table:table-cell table:formula="of:=[.I5]/[.$Q5]" office:value-type="float" office:value="3.18044727707278" calcext:value-type="float">
            <text:p>3.18044727707278</text:p>
          </table:table-cell>
          <table:table-cell table:formula="of:=[.J5]/[.$P5]" office:value-type="float" office:value="1.00328964523434" calcext:value-type="float">
            <text:p>1.00328964523434</text:p>
          </table:table-cell>
          <table:table-cell table:formula="of:=[.K5]/[.$Q5]" office:value-type="float" office:value="2.27678825470893" calcext:value-type="float">
            <text:p>2.27678825470893</text:p>
          </table:table-cell>
          <table:table-cell table:formula="of:=[.L5]/[.$P5]" office:value-type="float" office:value="1.0074535099156" calcext:value-type="float">
            <text:p>1.0074535099156</text:p>
          </table:table-cell>
          <table:table-cell table:formula="of:=[.M5]/[.$Q5]" office:value-type="float" office:value="0.555966539577761" calcext:value-type="float">
            <text:p>0.555966539577761</text:p>
          </table:table-cell>
          <table:table-cell table:formula="of:=[.N5]/[.$P5]" office:value-type="float" office:value="1.00136691141151" calcext:value-type="float">
            <text:p>1.00136691141151</text:p>
          </table:table-cell>
          <table:table-cell table:formula="of:=[.O5]/[.$Q5]" office:value-type="float" office:value="0.46725089626131" calcext:value-type="float">
            <text:p>0.46725089626131</text:p>
          </table:table-cell>
          <table:table-cell table:formula="of:=[.P5]/[.$P5]" office:value-type="float" office:value="1" calcext:value-type="float">
            <text:p>1</text:p>
          </table:table-cell>
          <table:table-cell table:formula="of:=[.Q5]/[.$Q5]" office:value-type="float" office:value="1" calcext:value-type="float">
            <text:p>1</text:p>
          </table:table-cell>
          <table:table-cell table:formula="of:=[.R5]/[.$P5]" office:value-type="float" office:value="1.00136691141151" calcext:value-type="float">
            <text:p>1.00136691141151</text:p>
          </table:table-cell>
          <table:table-cell table:formula="of:=[.S5]/[.$Q5]" office:value-type="float" office:value="0.753769988049849" calcext:value-type="float">
            <text:p>0.753769988049849</text:p>
          </table:table-cell>
          <table:table-cell table:formula="of:=[.T5]/[.$P5]" office:value-type="float" office:value="1" calcext:value-type="float">
            <text:p>1</text:p>
          </table:table-cell>
          <table:table-cell table:formula="of:=[.U5]/[.$Q5]" office:value-type="float" office:value="1.46514539350139" calcext:value-type="float">
            <text:p>1.4651453935013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se A </text:p>
          </table:table-cell>
          <table:table-cell table:formula="of:=[.B6]/[.$P6]" office:value-type="float" office:value="1.00400659123226" calcext:value-type="float">
            <text:p>1.00400659123226</text:p>
          </table:table-cell>
          <table:table-cell table:formula="of:=[.C6]/[.$Q6]" office:value-type="float" office:value="2.07687303480429" calcext:value-type="float">
            <text:p>2.07687303480429</text:p>
          </table:table-cell>
          <table:table-cell table:formula="of:=[.D6]/[.$P6]" office:value-type="float" office:value="1.01951046103634" calcext:value-type="float">
            <text:p>1.01951046103634</text:p>
          </table:table-cell>
          <table:table-cell table:formula="of:=[.E6]/[.$Q6]" office:value-type="float" office:value="1.28971050634284" calcext:value-type="float">
            <text:p>1.28971050634284</text:p>
          </table:table-cell>
          <table:table-cell table:formula="of:=[.F6]/[.$P6]" office:value-type="float" office:value="1.00289479795265" calcext:value-type="float">
            <text:p>1.00289479795265</text:p>
          </table:table-cell>
          <table:table-cell table:formula="of:=[.G6]/[.$Q6]" office:value-type="float" office:value="2.77946438252196" calcext:value-type="float">
            <text:p>2.77946438252196</text:p>
          </table:table-cell>
          <table:table-cell table:formula="of:=[.H6]/[.$P6]" office:value-type="float" office:value="1.0005089754642" calcext:value-type="float">
            <text:p>1.0005089754642</text:p>
          </table:table-cell>
          <table:table-cell table:formula="of:=[.I6]/[.$Q6]" office:value-type="float" office:value="1.81773826303806" calcext:value-type="float">
            <text:p>1.81773826303806</text:p>
          </table:table-cell>
          <table:table-cell table:formula="of:=[.J6]/[.$P6]" office:value-type="float" office:value="1.0012660764672" calcext:value-type="float">
            <text:p>1.0012660764672</text:p>
          </table:table-cell>
          <table:table-cell table:formula="of:=[.K6]/[.$Q6]" office:value-type="float" office:value="1.27453106364523" calcext:value-type="float">
            <text:p>1.27453106364523</text:p>
          </table:table-cell>
          <table:table-cell table:formula="of:=[.L6]/[.$P6]" office:value-type="float" office:value="1.00198023266541" calcext:value-type="float">
            <text:p>1.00198023266541</text:p>
          </table:table-cell>
          <table:table-cell table:formula="of:=[.M6]/[.$Q6]" office:value-type="float" office:value="0.575192453648487" calcext:value-type="float">
            <text:p>0.575192453648487</text:p>
          </table:table-cell>
          <table:table-cell table:formula="of:=[.N6]/[.$P6]" office:value-type="float" office:value="1.00008111796461" calcext:value-type="float">
            <text:p>1.00008111796461</text:p>
          </table:table-cell>
          <table:table-cell table:formula="of:=[.O6]/[.$Q6]" office:value-type="float" office:value="0.430391412772417" calcext:value-type="float">
            <text:p>0.430391412772417</text:p>
          </table:table-cell>
          <table:table-cell table:formula="of:=[.P6]/[.$P6]" office:value-type="float" office:value="1" calcext:value-type="float">
            <text:p>1</text:p>
          </table:table-cell>
          <table:table-cell table:formula="of:=[.Q6]/[.$Q6]" office:value-type="float" office:value="1" calcext:value-type="float">
            <text:p>1</text:p>
          </table:table-cell>
          <table:table-cell table:formula="of:=[.R6]/[.$P6]" office:value-type="float" office:value="1.00008111796461" calcext:value-type="float">
            <text:p>1.00008111796461</text:p>
          </table:table-cell>
          <table:table-cell table:formula="of:=[.S6]/[.$Q6]" office:value-type="float" office:value="0.576330911850808" calcext:value-type="float">
            <text:p>0.576330911850808</text:p>
          </table:table-cell>
          <table:table-cell table:formula="of:=[.T6]/[.$P6]" office:value-type="float" office:value="1" calcext:value-type="float">
            <text:p>1</text:p>
          </table:table-cell>
          <table:table-cell table:formula="of:=[.U6]/[.$Q6]" office:value-type="float" office:value="1.15493874010626" calcext:value-type="float">
            <text:p>1.154938740106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se 4 </text:p>
          </table:table-cell>
          <table:table-cell table:formula="of:=[.B7]/[.$P7]" office:value-type="float" office:value="1.03724452744061" calcext:value-type="float">
            <text:p>1.03724452744061</text:p>
          </table:table-cell>
          <table:table-cell table:formula="of:=[.C7]/[.$Q7]" office:value-type="float" office:value="0.485436893203883" calcext:value-type="float">
            <text:p>0.485436893203883</text:p>
          </table:table-cell>
          <table:table-cell table:formula="of:=[.D7]/[.$P7]" office:value-type="float" office:value="1.0093370681606" calcext:value-type="float">
            <text:p>1.0093370681606</text:p>
          </table:table-cell>
          <table:table-cell table:formula="of:=[.E7]/[.$Q7]" office:value-type="float" office:value="0.679611650485437" calcext:value-type="float">
            <text:p>0.679611650485437</text:p>
          </table:table-cell>
          <table:table-cell table:formula="of:=[.F7]/[.$P7]" office:value-type="float" office:value="1.08133623819898" calcext:value-type="float">
            <text:p>1.08133623819898</text:p>
          </table:table-cell>
          <table:table-cell table:formula="of:=[.G7]/[.$Q7]" office:value-type="float" office:value="0.58252427184466" calcext:value-type="float">
            <text:p>0.58252427184466</text:p>
          </table:table-cell>
          <table:table-cell table:formula="of:=[.H7]/[.$P7]" office:value-type="float" office:value="0.998236331569665" calcext:value-type="float">
            <text:p>0.998236331569665</text:p>
          </table:table-cell>
          <table:table-cell table:formula="of:=[.I7]/[.$Q7]" office:value-type="float" office:value="0.970873786407767" calcext:value-type="float">
            <text:p>0.970873786407767</text:p>
          </table:table-cell>
          <table:table-cell table:formula="of:=[.J7]/[.$P7]" office:value-type="float" office:value="1.08112874779541" calcext:value-type="float">
            <text:p>1.08112874779541</text:p>
          </table:table-cell>
          <table:table-cell table:formula="of:=[.K7]/[.$Q7]" office:value-type="float" office:value="0.485436893203883" calcext:value-type="float">
            <text:p>0.485436893203883</text:p>
          </table:table-cell>
          <table:table-cell table:formula="of:=[.L7]/[.$P7]" office:value-type="float" office:value="1.00746965452848" calcext:value-type="float">
            <text:p>1.00746965452848</text:p>
          </table:table-cell>
          <table:table-cell table:formula="of:=[.M7]/[.$Q7]" office:value-type="float" office:value="0.388349514563107" calcext:value-type="float">
            <text:p>0.388349514563107</text:p>
          </table:table-cell>
          <table:table-cell table:formula="of:=[.N7]/[.$P7]" office:value-type="float" office:value="1" calcext:value-type="float">
            <text:p>1</text:p>
          </table:table-cell>
          <table:table-cell table:formula="of:=[.O7]/[.$Q7]" office:value-type="float" office:value="0.572815533980582" calcext:value-type="float">
            <text:p>0.572815533980582</text:p>
          </table:table-cell>
          <table:table-cell table:formula="of:=[.P7]/[.$P7]" office:value-type="float" office:value="1" calcext:value-type="float">
            <text:p>1</text:p>
          </table:table-cell>
          <table:table-cell table:formula="of:=[.Q7]/[.$Q7]" office:value-type="float" office:value="1" calcext:value-type="float">
            <text:p>1</text:p>
          </table:table-cell>
          <table:table-cell table:formula="of:=[.R7]/[.$P7]" office:value-type="float" office:value="1" calcext:value-type="float">
            <text:p>1</text:p>
          </table:table-cell>
          <table:table-cell table:formula="of:=[.S7]/[.$Q7]" office:value-type="float" office:value="0.621359223300971" calcext:value-type="float">
            <text:p>0.621359223300971</text:p>
          </table:table-cell>
          <table:table-cell table:formula="of:=[.T7]/[.$P7]" office:value-type="float" office:value="1" calcext:value-type="float">
            <text:p>1</text:p>
          </table:table-cell>
          <table:table-cell table:formula="of:=[.U7]/[.$Q7]" office:value-type="float" office:value="1.00970873786408" calcext:value-type="float">
            <text:p>1.009708737864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se 5 </text:p>
          </table:table-cell>
          <table:table-cell table:formula="of:=[.B8]/[.$P8]" office:value-type="float" office:value="1.03202690845276" calcext:value-type="float">
            <text:p>1.03202690845276</text:p>
          </table:table-cell>
          <table:table-cell table:formula="of:=[.C8]/[.$Q8]" office:value-type="float" office:value="2.0066889632107" calcext:value-type="float">
            <text:p>2.0066889632107</text:p>
          </table:table-cell>
          <table:table-cell table:formula="of:=[.D8]/[.$P8]" office:value-type="float" office:value="1.06848981183582" calcext:value-type="float">
            <text:p>1.06848981183582</text:p>
          </table:table-cell>
          <table:table-cell table:formula="of:=[.E8]/[.$Q8]" office:value-type="float" office:value="2.87625418060201" calcext:value-type="float">
            <text:p>2.87625418060201</text:p>
          </table:table-cell>
          <table:table-cell table:formula="of:=[.F8]/[.$P8]" office:value-type="float" office:value="1.01184556887979" calcext:value-type="float">
            <text:p>1.01184556887979</text:p>
          </table:table-cell>
          <table:table-cell table:formula="of:=[.G8]/[.$Q8]" office:value-type="float" office:value="9.59866220735786" calcext:value-type="float">
            <text:p>9.59866220735786</text:p>
          </table:table-cell>
          <table:table-cell table:formula="of:=[.H8]/[.$P8]" office:value-type="float" office:value="0.988836891878717" calcext:value-type="float">
            <text:p>0.988836891878717</text:p>
          </table:table-cell>
          <table:table-cell table:formula="of:=[.I8]/[.$Q8]" office:value-type="float" office:value="6.2876254180602" calcext:value-type="float">
            <text:p>6.2876254180602</text:p>
          </table:table-cell>
          <table:table-cell table:formula="of:=[.J8]/[.$P8]" office:value-type="float" office:value="1.0010724383348" calcext:value-type="float">
            <text:p>1.0010724383348</text:p>
          </table:table-cell>
          <table:table-cell table:formula="of:=[.K8]/[.$Q8]" office:value-type="float" office:value="3.87959866220736" calcext:value-type="float">
            <text:p>3.87959866220736</text:p>
          </table:table-cell>
          <table:table-cell table:formula="of:=[.L8]/[.$P8]" office:value-type="float" office:value="1.00882324266355" calcext:value-type="float">
            <text:p>1.00882324266355</text:p>
          </table:table-cell>
          <table:table-cell table:formula="of:=[.M8]/[.$Q8]" office:value-type="float" office:value="1.17056856187291" calcext:value-type="float">
            <text:p>1.17056856187291</text:p>
          </table:table-cell>
          <table:table-cell table:formula="of:=[.N8]/[.$P8]" office:value-type="float" office:value="1" calcext:value-type="float">
            <text:p>1</text:p>
          </table:table-cell>
          <table:table-cell table:formula="of:=[.O8]/[.$Q8]" office:value-type="float" office:value="0.896321070234114" calcext:value-type="float">
            <text:p>0.896321070234114</text:p>
          </table:table-cell>
          <table:table-cell table:formula="of:=[.P8]/[.$P8]" office:value-type="float" office:value="1" calcext:value-type="float">
            <text:p>1</text:p>
          </table:table-cell>
          <table:table-cell table:formula="of:=[.Q8]/[.$Q8]" office:value-type="float" office:value="1" calcext:value-type="float">
            <text:p>1</text:p>
          </table:table-cell>
          <table:table-cell table:formula="of:=[.R8]/[.$P8]" office:value-type="float" office:value="1" calcext:value-type="float">
            <text:p>1</text:p>
          </table:table-cell>
          <table:table-cell table:formula="of:=[.S8]/[.$Q8]" office:value-type="float" office:value="1.40802675585284" calcext:value-type="float">
            <text:p>1.40802675585284</text:p>
          </table:table-cell>
          <table:table-cell table:formula="of:=[.T8]/[.$P8]" office:value-type="float" office:value="1" calcext:value-type="float">
            <text:p>1</text:p>
          </table:table-cell>
          <table:table-cell table:formula="of:=[.U8]/[.$Q8]" office:value-type="float" office:value="1.51839464882943" calcext:value-type="float">
            <text:p>1.518394648829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se 6 </text:p>
          </table:table-cell>
          <table:table-cell table:formula="of:=[.B9]/[.$P9]" office:value-type="float" office:value="1.00610308460774" calcext:value-type="float">
            <text:p>1.00610308460774</text:p>
          </table:table-cell>
          <table:table-cell table:formula="of:=[.C9]/[.$Q9]" office:value-type="float" office:value="4.07892754932972" calcext:value-type="float">
            <text:p>4.07892754932972</text:p>
          </table:table-cell>
          <table:table-cell table:formula="of:=[.D9]/[.$P9]" office:value-type="float" office:value="1.03193847610712" calcext:value-type="float">
            <text:p>1.03193847610712</text:p>
          </table:table-cell>
          <table:table-cell table:formula="of:=[.E9]/[.$Q9]" office:value-type="float" office:value="2.83777677361048" calcext:value-type="float">
            <text:p>2.83777677361048</text:p>
          </table:table-cell>
          <table:table-cell table:formula="of:=[.F9]/[.$P9]" office:value-type="float" office:value="1.0055878637443" calcext:value-type="float">
            <text:p>1.0055878637443</text:p>
          </table:table-cell>
          <table:table-cell table:formula="of:=[.G9]/[.$Q9]" office:value-type="float" office:value="3.2369332730833" calcext:value-type="float">
            <text:p>3.2369332730833</text:p>
          </table:table-cell>
          <table:table-cell table:formula="of:=[.H9]/[.$P9]" office:value-type="float" office:value="1.00102587647873" calcext:value-type="float">
            <text:p>1.00102587647873</text:p>
          </table:table-cell>
          <table:table-cell table:formula="of:=[.I9]/[.$Q9]" office:value-type="float" office:value="2.01310438319024" calcext:value-type="float">
            <text:p>2.01310438319024</text:p>
          </table:table-cell>
          <table:table-cell table:formula="of:=[.J9]/[.$P9]" office:value-type="float" office:value="1.00346241463801" calcext:value-type="float">
            <text:p>1.00346241463801</text:p>
          </table:table-cell>
          <table:table-cell table:formula="of:=[.K9]/[.$Q9]" office:value-type="float" office:value="1.4316915198072" calcext:value-type="float">
            <text:p>1.4316915198072</text:p>
          </table:table-cell>
          <table:table-cell table:formula="of:=[.L9]/[.$P9]" office:value-type="float" office:value="1.00261849590726" calcext:value-type="float">
            <text:p>1.00261849590726</text:p>
          </table:table-cell>
          <table:table-cell table:formula="of:=[.M9]/[.$Q9]" office:value-type="float" office:value="1.10784756740473" calcext:value-type="float">
            <text:p>1.10784756740473</text:p>
          </table:table-cell>
          <table:table-cell table:formula="of:=[.N9]/[.$P9]" office:value-type="float" office:value="1" calcext:value-type="float">
            <text:p>1</text:p>
          </table:table-cell>
          <table:table-cell table:formula="of:=[.O9]/[.$Q9]" office:value-type="float" office:value="0.66071697544811" calcext:value-type="float">
            <text:p>0.66071697544811</text:p>
          </table:table-cell>
          <table:table-cell table:formula="of:=[.P9]/[.$P9]" office:value-type="float" office:value="1" calcext:value-type="float">
            <text:p>1</text:p>
          </table:table-cell>
          <table:table-cell table:formula="of:=[.Q9]/[.$Q9]" office:value-type="float" office:value="1" calcext:value-type="float">
            <text:p>1</text:p>
          </table:table-cell>
          <table:table-cell table:formula="of:=[.R9]/[.$P9]" office:value-type="float" office:value="1" calcext:value-type="float">
            <text:p>1</text:p>
          </table:table-cell>
          <table:table-cell table:formula="of:=[.S9]/[.$Q9]" office:value-type="float" office:value="0.992694682934177" calcext:value-type="float">
            <text:p>0.992694682934177</text:p>
          </table:table-cell>
          <table:table-cell table:formula="of:=[.T9]/[.$P9]" office:value-type="float" office:value="1" calcext:value-type="float">
            <text:p>1</text:p>
          </table:table-cell>
          <table:table-cell table:formula="of:=[.U9]/[.$Q9]" office:value-type="float" office:value="1.34199427624642" calcext:value-type="float">
            <text:p>1.3419942762464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ase B </text:p>
          </table:table-cell>
          <table:table-cell table:formula="of:=[.B10]/[.$P10]" office:value-type="float" office:value="1.00290392059404" calcext:value-type="float">
            <text:p>1.00290392059404</text:p>
          </table:table-cell>
          <table:table-cell table:formula="of:=[.C10]/[.$Q10]" office:value-type="float" office:value="3.6345947396672" calcext:value-type="float">
            <text:p>3.6345947396672</text:p>
          </table:table-cell>
          <table:table-cell table:formula="of:=[.D10]/[.$P10]" office:value-type="float" office:value="1.0045208079165" calcext:value-type="float">
            <text:p>1.0045208079165</text:p>
          </table:table-cell>
          <table:table-cell table:formula="of:=[.E10]/[.$Q10]" office:value-type="float" office:value="2.71135265700483" calcext:value-type="float">
            <text:p>2.71135265700483</text:p>
          </table:table-cell>
          <table:table-cell table:formula="of:=[.F10]/[.$P10]" office:value-type="float" office:value="1.00247447020017" calcext:value-type="float">
            <text:p>1.00247447020017</text:p>
          </table:table-cell>
          <table:table-cell table:formula="of:=[.G10]/[.$Q10]" office:value-type="float" office:value="2.28797638217928" calcext:value-type="float">
            <text:p>2.28797638217928</text:p>
          </table:table-cell>
          <table:table-cell table:formula="of:=[.H10]/[.$P10]" office:value-type="float" office:value="1.00029182293314" calcext:value-type="float">
            <text:p>1.00029182293314</text:p>
          </table:table-cell>
          <table:table-cell table:formula="of:=[.I10]/[.$Q10]" office:value-type="float" office:value="1.54052603327966" calcext:value-type="float">
            <text:p>1.54052603327966</text:p>
          </table:table-cell>
          <table:table-cell table:formula="of:=[.J10]/[.$P10]" office:value-type="float" office:value="1.00686988839185" calcext:value-type="float">
            <text:p>1.00686988839185</text:p>
          </table:table-cell>
          <table:table-cell table:formula="of:=[.K10]/[.$Q10]" office:value-type="float" office:value="1.03730542136339" calcext:value-type="float">
            <text:p>1.03730542136339</text:p>
          </table:table-cell>
          <table:table-cell table:formula="of:=[.L10]/[.$P10]" office:value-type="float" office:value="1.00060548551805" calcext:value-type="float">
            <text:p>1.00060548551805</text:p>
          </table:table-cell>
          <table:table-cell table:formula="of:=[.M10]/[.$Q10]" office:value-type="float" office:value="1.02053140096618" calcext:value-type="float">
            <text:p>1.02053140096618</text:p>
          </table:table-cell>
          <table:table-cell table:formula="of:=[.N10]/[.$P10]" office:value-type="float" office:value="1" calcext:value-type="float">
            <text:p>1</text:p>
          </table:table-cell>
          <table:table-cell table:formula="of:=[.O10]/[.$Q10]" office:value-type="float" office:value="0.55012077294686" calcext:value-type="float">
            <text:p>0.55012077294686</text:p>
          </table:table-cell>
          <table:table-cell table:formula="of:=[.P10]/[.$P10]" office:value-type="float" office:value="1" calcext:value-type="float">
            <text:p>1</text:p>
          </table:table-cell>
          <table:table-cell table:formula="of:=[.Q10]/[.$Q10]" office:value-type="float" office:value="1" calcext:value-type="float">
            <text:p>1</text:p>
          </table:table-cell>
          <table:table-cell table:formula="of:=[.R10]/[.$P10]" office:value-type="float" office:value="1" calcext:value-type="float">
            <text:p>1</text:p>
          </table:table-cell>
          <table:table-cell table:formula="of:=[.S10]/[.$Q10]" office:value-type="float" office:value="0.573470209339775" calcext:value-type="float">
            <text:p>0.573470209339775</text:p>
          </table:table-cell>
          <table:table-cell table:formula="of:=[.T10]/[.$P10]" office:value-type="float" office:value="1" calcext:value-type="float">
            <text:p>1</text:p>
          </table:table-cell>
          <table:table-cell table:formula="of:=[.U10]/[.$Q10]" office:value-type="float" office:value="0.987855609232421" calcext:value-type="float">
            <text:p>0.987855609232421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Adobe Blan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21:38:05.9146169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8T21:18:43.349991599</meta:creation-date>
    <dc:date>2019-10-18T21:48:56.634501347</dc:date>
    <meta:editing-duration>PT18M57S</meta:editing-duration>
    <meta:editing-cycles>11</meta:editing-cycles>
    <meta:generator>LibreOffice/6.3.2.2$Linux_X86_64 LibreOffice_project/30$Build-2</meta:generator>
    <meta:document-statistic meta:table-count="1" meta:cell-count="406" meta:object-count="0"/>
  </office:meta>
</office:document-meta>
</file>